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style:paragraph-properties fo:background-color="transparent">
        <style:background-image/>
      </style:paragraph-properties>
    </style:style>
    <style:style style:name="P3" style:family="paragraph" style:parent-style-name="Standard">
      <style:text-properties fo:background-color="#ff6666"/>
    </style:style>
    <style:style style:name="P4" style:family="paragraph" style:parent-style-name="Standard">
      <style:text-properties fo:background-color="#66ccff"/>
    </style:style>
    <style:style style:name="P5" style:family="paragraph" style:parent-style-name="Standard">
      <style:text-properties fo:background-color="transparent"/>
    </style:style>
    <style:style style:name="P6" style:family="paragraph" style:parent-style-name="Standard">
      <style:text-properties style:text-underline-style="solid" style:text-underline-width="auto" style:text-underline-color="font-color" fo:background-color="transparent"/>
    </style:style>
    <style:style style:name="P7" style:family="paragraph" style:parent-style-name="Standard">
      <style:text-properties fo:background-color="#ffcc00"/>
    </style:style>
    <style:style style:name="P8" style:family="paragraph" style:parent-style-name="Standard">
      <style:text-properties fo:background-color="#ff9900"/>
    </style:style>
    <style:style style:name="P9" style:family="paragraph" style:parent-style-name="Standard">
      <style:text-properties fo:background-color="#cc66ff"/>
    </style:style>
    <style:style style:name="P10" style:family="paragraph" style:parent-style-name="Standard">
      <style:paragraph-properties fo:background-color="transparent">
        <style:background-image/>
      </style:paragraph-properties>
    </style:style>
    <style:style style:name="P11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T1" style:family="text">
      <style:text-properties fo:background-color="#ff66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GENRAL VALIDATION ON BACKEND</text:p>
      <text:p text:style-name="P2">ADMIN PAGE ORGANIZATION</text:p>
      <text:p text:style-name="P2">Documentation</text:p>
      <text:p text:style-name="P2">RESPONSIVENESS - Desktop</text:p>
      <text:p text:style-name="P2">MAP VIEW ALTERNATIVE FOR ROOM SELECTION LIKE HOME</text:p>
      <text:p text:style-name="Standard">RESPONSIVENESS – Mobile</text:p>
      <text:p text:style-name="Standard"><text:span text:style-name="T1">Emails just print to console atm.</text:span> There is a link to fleshing this out on part 8.</text:p>
      <text:p text:style-name="Standard">Images</text:p>
      <text:p text:style-name="Standard">accurate database data</text:p>
      <text:p text:style-name="P1">Deploy</text:p>
      <text:p text:style-name="P1">//////////////////////////////////////////////////////////</text:p>
      <text:p text:style-name="P1">event.start / event.end coming out of db seem to be in utc</text:p>
      <text:p text:style-name="P1"><text:s text:c="2"/>maybe this doesn't matter, but it would be good to have consistency if it's happening somewhere</text:p>
      <text:p text:style-name="P4"/>
      <text:p text:style-name="P1">gray out calendar would be useful for My_Guets but couldn't get it working</text:p>
      <text:p text:style-name="P1"><text:s text:c="2"/>jquery conflicts with existing code?</text:p>
      <text:p text:style-name="P8"/>
      <text:p text:style-name="P1">Room Qualities – Courtyard vs Not, Kid Friendly</text:p>
      <text:p text:style-name="P1">Reorganize [Rooms] structure before reassigning functions</text:p>
      <text:p text:style-name="P1"><text:s text:c="2"/>try same building first?</text:p>
      <text:p text:style-name="P1"><text:s text:c="2"/>Could have geo based arrays of building preferences to try for each building?</text:p>
      <text:p text:style-name="P1"/>
      <text:p text:style-name="P1">more consistent language and display across all pages</text:p>
      <text:p text:style-name="P1">Colors and Styles</text:p>
      <text:p text:style-name="P1"/>
      <text:p text:style-name="P1"/>
      <text:p text:style-name="P1"/>
      <text:p text:style-name="P9">my_guest needs to handle images as home does</text:p>
      <text:p text:style-name="P9">all_guests needs image button links like my_guest</text:p>
      <text:p text:style-name="P7">deal with display for roomless, guestless members</text:p>
      <text:p text:style-name="P9">events die? </text:p>
      <text:p text:style-name="P7"><text:tab/>Run celery worker and scheduler to check</text:p>
      <text:p text:style-name="P7"/>
      <text:p text:style-name="P7"/>
      <text:p text:style-name="P7"/>
      <text:p text:style-name="Standard">more precise times?</text:p>
      <text:p text:style-name="Standard"/>
      <text:p text:style-name="Standard">Front page-</text:p>
      <text:p text:style-name="Standard"><text:tab/>dynamic sorting by column?</text:p>
      <text:p text:style-name="Standard"><text:tab/>Separate by building?</text:p>
      <text:p text:style-name="Standard"><text:tab/>Single booking button with selection of row?</text:p>
      <text:p text:style-name="Standard">-Is there a way to plug in a date range and find multiple rooms that will satisfy it?</text:p>
      <text:p text:style-name="Standard">-Perhaps limit booking to some number of months ahead, for some number of weeks total.</text:p>
      <text:p text:style-name="Standard"/>
      <text:p text:style-name="Standard"/>
      <text:p text:style-name="Standard"/>
      <text:p text:style-name="Standard"/>
      <text:p text:style-name="Standard">Creating a room creates to calendars. One has a slug and is attached to room in such a way that its <text:soft-page-break/>deleteion will delete room as well. The other has no slug and its deleteion will not cascade to the room.</text:p>
      <text:p text:style-name="Standard"/>
      <text:p text:style-name="Standard"/>
      <text:p text:style-name="Standard"/>
      <text:p text:style-name="Standard"/>
      <text:p text:style-name="Standard"/>
      <text:p text:style-name="P2">ROOMASS FUNCTIONALITY</text:p>
      <text:p text:style-name="Standard"/>
      <text:p text:style-name="P3">Regarding the save function of rooms – if a room is assigned a different member, its calendar is replaced and renamed. So if a member moves rooms, any availability dates currently do not move with them.Handle this outside of admin as its own function for roomass? Should be fine...</text:p>
      <text:p text:style-name="Standard"/>
      <text:p text:style-name="Standard">Create/delete new users / persons</text:p>
      <text:p text:style-name="Standard">create/delete child persons</text:p>
      <text:p text:style-name="Standard">create/delete buildings / rooms / floorplans <text:s/>and attach pictures</text:p>
      <text:p text:style-name="Standard">take rooms / buildings offline starting NOW or for date range</text:p>
      <text:p text:style-name="Standard"/>
      <text:p text:style-name="Standard"/>
      <text:p text:style-name="Standard">(this seems like a map type functionality specific to RoomAss)</text:p>
      <text:p text:style-name="Standard">remove owner from room</text:p>
      <text:p text:style-name="Standard">domino room change funct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THING I THINK AREN'T A BIG DEAL</text:p>
      <text:p text:style-name="P1"/>
      <text:p text:style-name="P11">-When editing availabilities, no date can be submitted – though nothing happens</text:p>
      <text:p text:style-name="P11"/>
      <text:p text:style-name="Standard">-possible to book room for previous day to noon of today AFTER noon today</text:p>
      <text:p text:style-name="P1"><text:s text:c="4"/>but allows for people looking after midnight to book a room</text:p>
      <text:p text:style-name="P1"/>
      <text:p text:style-name="P1">-sometimes booking on home page will result in empty forms.. still seems to submit though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======//////////////----------------//////////////////==================</text:p>
      <text:p text:style-name="Standard"/>
      <text:p text:style-name="Standard">FOR EDIT / DELETE autofind------------</text:p>
      <text:p text:style-name="Standard">Have window, no rooms are fully avail.</text:p>
      <text:p text:style-name="Standard">Find rooms with at least one date within that window</text:p>
      <text:p text:style-name="Standard">so</text:p>
      <text:p text:style-name="Standard">have array of [occupancy windows] currently just containing the time to make up</text:p>
      <text:p text:style-name="Standard"/>
      <text:p text:style-name="Standard"><text:tab/><text:tab/>O--------------------------O</text:p>
      <text:p text:style-name="Standard"><text:tab/>a------------------a <text:s text:c="2"/>a----a <text:s text:c="5"/>a----------------a</text:p>
      <text:p text:style-name="Standard"/>
      <text:p text:style-name="Standard">book the largest, shrink /split the O window</text:p>
      <text:p text:style-name="Standard">if it is split, multiple O windows now in the array</text:p>
      <text:p text:style-name="Standard"/>
      <text:p text:style-name="Standard"><text:tab/> <text:s text:c="26"/>O-----------O</text:p>
      <text:p text:style-name="Standard"><text:soft-page-break/><text:tab/> <text:s text:c="31"/>a----a <text:s text:c="4"/></text:p>
      <text:p text:style-name="Standard"/>
      <text:p text:style-name="Standard">then</text:p>
      <text:p text:style-name="Standard"/>
      <text:p text:style-name="Standard"><text:tab/><text:tab/><text:tab/> <text:s text:c="3"/>O-O <text:s text:c="4"/>O—O</text:p>
      <text:p text:style-name="Standard"/>
      <text:p text:style-name="Standard">when no availability events exist in the array's ranges</text:p>
      <text:p text:style-name="Standard">if the array has O events</text:p>
      <text:p text:style-name="Standard">notify about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7-02T10:33:18.31</dc:date>
    <dc:creator>Trevor Pierson</dc:creator>
    <meta:editing-duration>P12DT2H6M23S</meta:editing-duration>
    <meta:editing-cycles>219</meta:editing-cycles>
    <meta:generator>OpenOffice/4.1.13$Win32 OpenOffice.org_project/4113m1$Build-9810</meta:generator>
    <meta:document-statistic meta:table-count="0" meta:image-count="0" meta:object-count="0" meta:page-count="4" meta:paragraph-count="65" meta:word-count="502" meta:character-count="3167"/>
  </office:meta>
</office:document-meta>
</file>